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9.941cm"/>
    </style:style>
    <style:style style:name="co6" style:family="table-column">
      <style:table-column-properties fo:break-before="auto" style:column-width="2.491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1.91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<text:s/>Instance <text:s text:c="4"/>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ecoder</text:p>
          </table:table-cell>
          <table:table-cell office:value-type="string" calcext:value-type="string">
            <text:p>Num Run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Final objValue</text:p>
          </table:table-cell>
          <table:table-cell office:value-type="string" calcext:value-type="string">
            <text:p>Average objValue</text:p>
          </table:table-cell>
          <table:table-cell office:value-type="string" calcext:value-type="string">
            <text:p>Time Best</text:p>
          </table:table-cell>
          <table:table-cell office:value-type="string" calcext:value-type="string">
            <text:p>Time Total</text:p>
          </table:table-cell>
        </table:table-row>
        <table:table-row table:style-name="ro1">
          <table:table-cell office:value-type="string" calcext:value-type="string">
            <text:p>HEVTSP_1_50_1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117.55 3139.46 3135.13 3242.78 3265.74</text:p>
          </table:table-cell>
          <table:table-cell office:value-type="float" office:value="3117.5" calcext:value-type="float">
            <text:p>3117,5</text:p>
          </table:table-cell>
          <table:table-cell office:value-type="float" office:value="3180.1" calcext:value-type="float">
            <text:p>3180,1</text:p>
          </table:table-cell>
          <table:table-cell office:value-type="float" office:value="98458" calcext:value-type="float">
            <text:p>98458</text:p>
          </table:table-cell>
          <table:table-cell office:value-type="float" office:value="250006" calcext:value-type="float">
            <text:p>250006</text:p>
          </table:table-cell>
        </table:table-row>
        <table:table-row table:style-name="ro1">
          <table:table-cell office:value-type="string" calcext:value-type="string">
            <text:p>HEVTSP_1_50_1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390.98 3089.41 3250.57 3406.67 3814.69</text:p>
          </table:table-cell>
          <table:table-cell office:value-type="float" office:value="3089.4" calcext:value-type="float">
            <text:p>3089,4</text:p>
          </table:table-cell>
          <table:table-cell office:value-type="float" office:value="3390.5" calcext:value-type="float">
            <text:p>3390,5</text:p>
          </table:table-cell>
          <table:table-cell office:value-type="float" office:value="111779" calcext:value-type="float">
            <text:p>111779</text:p>
          </table:table-cell>
          <table:table-cell office:value-type="float" office:value="250004" calcext:value-type="float">
            <text:p>250004</text:p>
          </table:table-cell>
        </table:table-row>
        <table:table-row table:style-name="ro1">
          <table:table-cell office:value-type="string" calcext:value-type="string">
            <text:p>HEVTSP_1_50_1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090.40 3234.45 1018764.95 1016899.27 1013162.99</text:p>
          </table:table-cell>
          <table:table-cell office:value-type="float" office:value="3090.4" calcext:value-type="float">
            <text:p>3090,4</text:p>
          </table:table-cell>
          <table:table-cell office:value-type="float" office:value="611030.4" calcext:value-type="float">
            <text:p>611030,4</text:p>
          </table:table-cell>
          <table:table-cell office:value-type="float" office:value="154289" calcext:value-type="float">
            <text:p>154289</text:p>
          </table:table-cell>
          <table:table-cell office:value-type="float" office:value="250007" calcext:value-type="float">
            <text:p>250007</text:p>
          </table:table-cell>
        </table:table-row>
        <table:table-row table:style-name="ro1">
          <table:table-cell office:value-type="string" calcext:value-type="string">
            <text:p>HEVTSP_1_50_1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295.01 3375.85 3330.54 3141.97 2994.29</text:p>
          </table:table-cell>
          <table:table-cell office:value-type="float" office:value="2994.3" calcext:value-type="float">
            <text:p>2994,3</text:p>
          </table:table-cell>
          <table:table-cell office:value-type="float" office:value="3227.5" calcext:value-type="float">
            <text:p>3227,5</text:p>
          </table:table-cell>
          <table:table-cell office:value-type="float" office:value="159058" calcext:value-type="float">
            <text:p>159058</text:p>
          </table:table-cell>
          <table:table-cell office:value-type="float" office:value="250.01" calcext:value-type="float">
            <text:p>250,01</text:p>
          </table:table-cell>
        </table:table-row>
        <table:table-row table:style-name="ro1">
          <table:table-cell office:value-type="string" calcext:value-type="string">
            <text:p>HEVTSP_1_50_1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81240.29 1006841.80 1547683.32 1688847.42 1452867.47</text:p>
          </table:table-cell>
          <table:table-cell office:value-type="float" office:value="1006841.8" calcext:value-type="float">
            <text:p>1006841,8</text:p>
          </table:table-cell>
          <table:table-cell office:value-type="float" office:value="1475496.1" calcext:value-type="float">
            <text:p>1475496,1</text:p>
          </table:table-cell>
          <table:table-cell office:value-type="float" office:value="147072" calcext:value-type="float">
            <text:p>147072</text:p>
          </table:table-cell>
          <table:table-cell office:value-type="float" office:value="250003" calcext:value-type="float">
            <text:p>250003</text:p>
          </table:table-cell>
        </table:table-row>
        <table:table-row table:style-name="ro1">
          <table:table-cell office:value-type="string" calcext:value-type="string">
            <text:p>HEVTSP_1_50_1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059991.26 1550623.44 1782408.31 2388025.12 1613903.71</text:p>
          </table:table-cell>
          <table:table-cell office:value-type="float" office:value="1550623.4" calcext:value-type="float">
            <text:p>1550623,4</text:p>
          </table:table-cell>
          <table:table-cell office:value-type="float" office:value="1878990.4" calcext:value-type="float">
            <text:p>1878990,4</text:p>
          </table:table-cell>
          <table:table-cell office:value-type="float" office:value="128986" calcext:value-type="float">
            <text:p>128986</text:p>
          </table:table-cell>
          <table:table-cell office:value-type="float" office:value="250008" calcext:value-type="float">
            <text:p>250008</text:p>
          </table:table-cell>
        </table:table-row>
        <table:table-row table:style-name="ro1">
          <table:table-cell office:value-type="string" calcext:value-type="string">
            <text:p>HEVTSP_1_50_2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88.64 3023.50 2875.18 2946.07 2927.38</text:p>
          </table:table-cell>
          <table:table-cell office:value-type="float" office:value="2875.2" calcext:value-type="float">
            <text:p>2875,2</text:p>
          </table:table-cell>
          <table:table-cell office:value-type="float" office:value="2952.2" calcext:value-type="float">
            <text:p>2952,2</text:p>
          </table:table-cell>
          <table:table-cell office:value-type="float" office:value="136873" calcext:value-type="float">
            <text:p>136873</text:p>
          </table:table-cell>
          <table:table-cell office:value-type="float" office:value="250007" calcext:value-type="float">
            <text:p>250007</text:p>
          </table:table-cell>
        </table:table-row>
        <table:table-row table:style-name="ro1">
          <table:table-cell office:value-type="string" calcext:value-type="string">
            <text:p>HEVTSP_1_50_2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133.08 3086.08 3097.98 2972.65 3367.66</text:p>
          </table:table-cell>
          <table:table-cell office:value-type="float" office:value="2972.7" calcext:value-type="float">
            <text:p>2972,7</text:p>
          </table:table-cell>
          <table:table-cell office:value-type="float" office:value="3131.5" calcext:value-type="float">
            <text:p>3131,5</text:p>
          </table:table-cell>
          <table:table-cell office:value-type="float" office:value="143029" calcext:value-type="float">
            <text:p>143029</text:p>
          </table:table-cell>
          <table:table-cell office:value-type="float" office:value="250006" calcext:value-type="float">
            <text:p>250006</text:p>
          </table:table-cell>
        </table:table-row>
        <table:table-row table:style-name="ro1">
          <table:table-cell office:value-type="string" calcext:value-type="string">
            <text:p>HEVTSP_1_50_2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11887.87 3391.46 1004385.31 3114.66 1004654.53</text:p>
          </table:table-cell>
          <table:table-cell office:value-type="float" office:value="3114.7" calcext:value-type="float">
            <text:p>3114,7</text:p>
          </table:table-cell>
          <table:table-cell office:value-type="float" office:value="605486.8" calcext:value-type="float">
            <text:p>605486,8</text:p>
          </table:table-cell>
          <table:table-cell office:value-type="float" office:value="131625" calcext:value-type="float">
            <text:p>131625</text:p>
          </table:table-cell>
          <table:table-cell office:value-type="float" office:value="250006" calcext:value-type="float">
            <text:p>250006</text:p>
          </table:table-cell>
        </table:table-row>
        <table:table-row table:style-name="ro1">
          <table:table-cell office:value-type="string" calcext:value-type="string">
            <text:p>HEVTSP_1_50_2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89.27 2900.94 2976.31 3003.26 2958.03</text:p>
          </table:table-cell>
          <table:table-cell office:value-type="float" office:value="2900.9" calcext:value-type="float">
            <text:p>2900,9</text:p>
          </table:table-cell>
          <table:table-cell office:value-type="float" office:value="2965.6" calcext:value-type="float">
            <text:p>2965,6</text:p>
          </table:table-cell>
          <table:table-cell office:value-type="float" office:value="134901" calcext:value-type="float">
            <text:p>134901</text:p>
          </table:table-cell>
          <table:table-cell office:value-type="float" office:value="250008" calcext:value-type="float">
            <text:p>250008</text:p>
          </table:table-cell>
        </table:table-row>
        <table:table-row table:style-name="ro1">
          <table:table-cell office:value-type="string" calcext:value-type="string">
            <text:p>HEVTSP_1_50_2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178.81 3017.73 3123.90 3203.00 3084.72</text:p>
          </table:table-cell>
          <table:table-cell office:value-type="float" office:value="3017.7" calcext:value-type="float">
            <text:p>3017,7</text:p>
          </table:table-cell>
          <table:table-cell office:value-type="float" office:value="3121.6" calcext:value-type="float">
            <text:p>3121,6</text:p>
          </table:table-cell>
          <table:table-cell office:value-type="float" office:value="182.62" calcext:value-type="float">
            <text:p>182,62</text:p>
          </table:table-cell>
          <table:table-cell office:value-type="float" office:value="250005" calcext:value-type="float">
            <text:p>250005</text:p>
          </table:table-cell>
        </table:table-row>
        <table:table-row table:style-name="ro1">
          <table:table-cell office:value-type="string" calcext:value-type="string">
            <text:p>HEVTSP_1_50_2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065.82 1006203.89 1007367.71 1006467.51 3463.80</text:p>
          </table:table-cell>
          <table:table-cell office:value-type="float" office:value="3065.8" calcext:value-type="float">
            <text:p>3065,8</text:p>
          </table:table-cell>
          <table:table-cell office:value-type="float" office:value="605313.7" calcext:value-type="float">
            <text:p>605313,7</text:p>
          </table:table-cell>
          <table:table-cell office:value-type="float" office:value="157982" calcext:value-type="float">
            <text:p>157982</text:p>
          </table:table-cell>
          <table:table-cell office:value-type="float" office:value="250006" calcext:value-type="float">
            <text:p>250006</text:p>
          </table:table-cell>
        </table:table-row>
        <table:table-row table:style-name="ro1">
          <table:table-cell office:value-type="string" calcext:value-type="string">
            <text:p>HEVTSP_1_50_3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27.22 2923.69 2883.78 2973.55 2840.45</text:p>
          </table:table-cell>
          <table:table-cell office:value-type="float" office:value="2840.4" calcext:value-type="float">
            <text:p>2840,4</text:p>
          </table:table-cell>
          <table:table-cell office:value-type="float" office:value="2909.7" calcext:value-type="float">
            <text:p>2909,7</text:p>
          </table:table-cell>
          <table:table-cell office:value-type="float" office:value="166824" calcext:value-type="float">
            <text:p>166824</text:p>
          </table:table-cell>
          <table:table-cell office:value-type="float" office:value="250005" calcext:value-type="float">
            <text:p>250005</text:p>
          </table:table-cell>
        </table:table-row>
        <table:table-row table:style-name="ro1">
          <table:table-cell office:value-type="string" calcext:value-type="string">
            <text:p>HEVTSP_1_50_3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73.98 2788.85 3028.35 2954.85 3151.36</text:p>
          </table:table-cell>
          <table:table-cell office:value-type="float" office:value="2788.8" calcext:value-type="float">
            <text:p>2788,8</text:p>
          </table:table-cell>
          <table:table-cell office:value-type="float" office:value="2959.5" calcext:value-type="float">
            <text:p>2959,5</text:p>
          </table:table-cell>
          <table:table-cell office:value-type="float" office:value="119653" calcext:value-type="float">
            <text:p>119653</text:p>
          </table:table-cell>
          <table:table-cell office:value-type="float" office:value="250009" calcext:value-type="float">
            <text:p>250009</text:p>
          </table:table-cell>
        </table:table-row>
        <table:table-row table:style-name="ro1">
          <table:table-cell office:value-type="string" calcext:value-type="string">
            <text:p>HEVTSP_1_50_3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4014.50 1003621.58 1003609.81 1013268.66 1003838.03</text:p>
          </table:table-cell>
          <table:table-cell office:value-type="float" office:value="1003609.8" calcext:value-type="float">
            <text:p>1003609,8</text:p>
          </table:table-cell>
          <table:table-cell office:value-type="float" office:value="1005670.5" calcext:value-type="float">
            <text:p>1005670,5</text:p>
          </table:table-cell>
          <table:table-cell office:value-type="float" office:value="165.71" calcext:value-type="float">
            <text:p>165,71</text:p>
          </table:table-cell>
          <table:table-cell office:value-type="float" office:value="250.01" calcext:value-type="float">
            <text:p>250,01</text:p>
          </table:table-cell>
        </table:table-row>
        <table:table-row table:style-name="ro1">
          <table:table-cell office:value-type="string" calcext:value-type="string">
            <text:p>HEVTSP_1_50_3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86.73 2866.70 2934.83 2968.21 2864.69</text:p>
          </table:table-cell>
          <table:table-cell office:value-type="float" office:value="2864.7" calcext:value-type="float">
            <text:p>2864,7</text:p>
          </table:table-cell>
          <table:table-cell office:value-type="float" office:value="2904.2" calcext:value-type="float">
            <text:p>2904,2</text:p>
          </table:table-cell>
          <table:table-cell office:value-type="float" office:value="123757" calcext:value-type="float">
            <text:p>123757</text:p>
          </table:table-cell>
          <table:table-cell office:value-type="float" office:value="250008" calcext:value-type="float">
            <text:p>250008</text:p>
          </table:table-cell>
        </table:table-row>
        <table:table-row table:style-name="ro1">
          <table:table-cell office:value-type="string" calcext:value-type="string">
            <text:p>HEVTSP_1_50_3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035.24 3006.03 2908.55 3108.38 2853.45</text:p>
          </table:table-cell>
          <table:table-cell office:value-type="float" office:value="2853.4" calcext:value-type="float">
            <text:p>2853,4</text:p>
          </table:table-cell>
          <table:table-cell office:value-type="float" office:value="2982.3" calcext:value-type="float">
            <text:p>2982,3</text:p>
          </table:table-cell>
          <table:table-cell office:value-type="float" office:value="183601" calcext:value-type="float">
            <text:p>183601</text:p>
          </table:table-cell>
          <table:table-cell office:value-type="float" office:value="250002" calcext:value-type="float">
            <text:p>250002</text:p>
          </table:table-cell>
        </table:table-row>
        <table:table-row table:style-name="ro1">
          <table:table-cell office:value-type="string" calcext:value-type="string">
            <text:p>HEVTSP_1_50_3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3949.73 1010732.17 1010587.66 2987.56 1004832.76</text:p>
          </table:table-cell>
          <table:table-cell office:value-type="float" office:value="2987.6" calcext:value-type="float">
            <text:p>2987,6</text:p>
          </table:table-cell>
          <table:table-cell office:value-type="float" office:value="806618" calcext:value-type="float">
            <text:p>806618</text:p>
          </table:table-cell>
          <table:table-cell office:value-type="float" office:value="96522" calcext:value-type="float">
            <text:p>96522</text:p>
          </table:table-cell>
          <table:table-cell office:value-type="float" office:value="250.01" calcext:value-type="float">
            <text:p>250,01</text:p>
          </table:table-cell>
        </table:table-row>
        <table:table-row table:style-name="ro1">
          <table:table-cell office:value-type="string" calcext:value-type="string">
            <text:p>HEVTSP_2_50_1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63096.60 1046825.23 1055563.39 1063812.81 1077000.45</text:p>
          </table:table-cell>
          <table:table-cell office:value-type="float" office:value="1046825.2" calcext:value-type="float">
            <text:p>1046825,2</text:p>
          </table:table-cell>
          <table:table-cell office:value-type="float" office:value="1061259.7" calcext:value-type="float">
            <text:p>1061259,7</text:p>
          </table:table-cell>
          <table:table-cell office:value-type="float" office:value="110163" calcext:value-type="float">
            <text:p>110163</text:p>
          </table:table-cell>
          <table:table-cell office:value-type="float" office:value="250001" calcext:value-type="float">
            <text:p>250001</text:p>
          </table:table-cell>
        </table:table-row>
        <table:table-row table:style-name="ro1">
          <table:table-cell office:value-type="string" calcext:value-type="string">
            <text:p>HEVTSP_2_50_1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20552.72 1443908.27 1786815.80 1750116.52 1440274.86</text:p>
          </table:table-cell>
          <table:table-cell office:value-type="float" office:value="1440274.9" calcext:value-type="float">
            <text:p>1440274,9</text:p>
          </table:table-cell>
          <table:table-cell office:value-type="float" office:value="1628333.6" calcext:value-type="float">
            <text:p>1628333,6</text:p>
          </table:table-cell>
          <table:table-cell office:value-type="float" office:value="137064" calcext:value-type="float">
            <text:p>137064</text:p>
          </table:table-cell>
          <table:table-cell office:value-type="float" office:value="250001" calcext:value-type="float">
            <text:p>250001</text:p>
          </table:table-cell>
        </table:table-row>
        <table:table-row table:style-name="ro1">
          <table:table-cell office:value-type="string" calcext:value-type="string">
            <text:p>HEVTSP_2_50_1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869965.13 5426936.99 5334576.55 7845337.22 6319642.19</text:p>
          </table:table-cell>
          <table:table-cell office:value-type="float" office:value="5334576.6" calcext:value-type="float">
            <text:p>5334576,6</text:p>
          </table:table-cell>
          <table:table-cell office:value-type="float" office:value="6159291.6" calcext:value-type="float">
            <text:p>6159291,6</text:p>
          </table:table-cell>
          <table:table-cell office:value-type="float" office:value="73105" calcext:value-type="float">
            <text:p>73105</text:p>
          </table:table-cell>
          <table:table-cell office:value-type="float" office:value="250006" calcext:value-type="float">
            <text:p>250006</text:p>
          </table:table-cell>
        </table:table-row>
        <table:table-row table:style-name="ro1">
          <table:table-cell office:value-type="string" calcext:value-type="string">
            <text:p>HEVTSP_2_50_1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76542.82 1070687.07 1089520.47 1089617.49 1078988.66</text:p>
          </table:table-cell>
          <table:table-cell office:value-type="float" office:value="1070687.1" calcext:value-type="float">
            <text:p>1070687,1</text:p>
          </table:table-cell>
          <table:table-cell office:value-type="float" office:value="1081071.3" calcext:value-type="float">
            <text:p>1081071,3</text:p>
          </table:table-cell>
          <table:table-cell office:value-type="float" office:value="81674" calcext:value-type="float">
            <text:p>81674</text:p>
          </table:table-cell>
          <table:table-cell office:value-type="float" office:value="250003" calcext:value-type="float">
            <text:p>250003</text:p>
          </table:table-cell>
        </table:table-row>
        <table:table-row table:style-name="ro1">
          <table:table-cell office:value-type="string" calcext:value-type="string">
            <text:p>HEVTSP_2_50_1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14695.13 1602210.86 1632748.74 1377615.81 1750023.36</text:p>
          </table:table-cell>
          <table:table-cell office:value-type="float" office:value="1377615.8" calcext:value-type="float">
            <text:p>1377615,8</text:p>
          </table:table-cell>
          <table:table-cell office:value-type="float" office:value="1635458.8" calcext:value-type="float">
            <text:p>1635458,8</text:p>
          </table:table-cell>
          <table:table-cell office:value-type="float" office:value="151539" calcext:value-type="float">
            <text:p>151539</text:p>
          </table:table-cell>
          <table:table-cell office:value-type="float" office:value="250002" calcext:value-type="float">
            <text:p>250002</text:p>
          </table:table-cell>
        </table:table-row>
        <table:table-row table:style-name="ro1">
          <table:table-cell office:value-type="string" calcext:value-type="string">
            <text:p>HEVTSP_2_50_1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634635.11 8763561.22 6968728.96 6062121.99 4380552.02</text:p>
          </table:table-cell>
          <table:table-cell office:value-type="float" office:value="4380552" calcext:value-type="float">
            <text:p>4380552</text:p>
          </table:table-cell>
          <table:table-cell office:value-type="float" office:value="6561919.9" calcext:value-type="float">
            <text:p>6561919,9</text:p>
          </table:table-cell>
          <table:table-cell office:value-type="float" office:value="145644" calcext:value-type="float">
            <text:p>145644</text:p>
          </table:table-cell>
          <table:table-cell office:value-type="float" office:value="250006" calcext:value-type="float">
            <text:p>250006</text:p>
          </table:table-cell>
        </table:table-row>
        <table:table-row table:style-name="ro1">
          <table:table-cell office:value-type="string" calcext:value-type="string">
            <text:p>HEVTSP_2_50_2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26230.92 1021076.91 1022128.44 1022967.26 1018498.88</text:p>
          </table:table-cell>
          <table:table-cell office:value-type="float" office:value="1018498.9" calcext:value-type="float">
            <text:p>1018498,9</text:p>
          </table:table-cell>
          <table:table-cell office:value-type="float" office:value="1022180.5" calcext:value-type="float">
            <text:p>1022180,5</text:p>
          </table:table-cell>
          <table:table-cell office:value-type="float" office:value="172627" calcext:value-type="float">
            <text:p>172627</text:p>
          </table:table-cell>
          <table:table-cell office:value-type="float" office:value="250002" calcext:value-type="float">
            <text:p>250002</text:p>
          </table:table-cell>
        </table:table-row>
        <table:table-row table:style-name="ro1">
          <table:table-cell office:value-type="string" calcext:value-type="string">
            <text:p>HEVTSP_2_50_2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0825.60 1171695.69 1357863.61 1232747.20 1365144.77</text:p>
          </table:table-cell>
          <table:table-cell office:value-type="float" office:value="1171695.7" calcext:value-type="float">
            <text:p>1171695,7</text:p>
          </table:table-cell>
          <table:table-cell office:value-type="float" office:value="1265655.4" calcext:value-type="float">
            <text:p>1265655,4</text:p>
          </table:table-cell>
          <table:table-cell office:value-type="float" office:value="123382" calcext:value-type="float">
            <text:p>123382</text:p>
          </table:table-cell>
          <table:table-cell office:value-type="float" office:value="250003" calcext:value-type="float">
            <text:p>250003</text:p>
          </table:table-cell>
        </table:table-row>
        <table:table-row table:style-name="ro1">
          <table:table-cell office:value-type="string" calcext:value-type="string">
            <text:p>HEVTSP_2_50_2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878992.12 7594501.84 6215233.14 4226682.98 5079529.28</text:p>
          </table:table-cell>
          <table:table-cell office:value-type="float" office:value="4226683" calcext:value-type="float">
            <text:p>4226683</text:p>
          </table:table-cell>
          <table:table-cell office:value-type="float" office:value="5798987.9" calcext:value-type="float">
            <text:p>5798987,9</text:p>
          </table:table-cell>
          <table:table-cell office:value-type="float" office:value="116216" calcext:value-type="float">
            <text:p>116216</text:p>
          </table:table-cell>
          <table:table-cell office:value-type="float" office:value="250004" calcext:value-type="float">
            <text:p>250004</text:p>
          </table:table-cell>
        </table:table-row>
        <table:table-row table:style-name="ro1">
          <table:table-cell office:value-type="string" calcext:value-type="string">
            <text:p>HEVTSP_2_50_2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27917.28 1025431.12 1022419.94 1032126.88 1028098.40</text:p>
          </table:table-cell>
          <table:table-cell office:value-type="float" office:value="1022419.9" calcext:value-type="float">
            <text:p>1022419,9</text:p>
          </table:table-cell>
          <table:table-cell office:value-type="float" office:value="1027198.7" calcext:value-type="float">
            <text:p>1027198,7</text:p>
          </table:table-cell>
          <table:table-cell office:value-type="float" office:value="131856" calcext:value-type="float">
            <text:p>131856</text:p>
          </table:table-cell>
          <table:table-cell office:value-type="float" office:value="250003" calcext:value-type="float">
            <text:p>250003</text:p>
          </table:table-cell>
        </table:table-row>
        <table:table-row table:style-name="ro1">
          <table:table-cell office:value-type="string" calcext:value-type="string">
            <text:p>HEVTSP_2_50_2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9599.39 1421839.90 1656151.59 1413627.52 1537632.24</text:p>
          </table:table-cell>
          <table:table-cell office:value-type="float" office:value="1413627.5" calcext:value-type="float">
            <text:p>1413627,5</text:p>
          </table:table-cell>
          <table:table-cell office:value-type="float" office:value="1513770.1" calcext:value-type="float">
            <text:p>1513770,1</text:p>
          </table:table-cell>
          <table:table-cell office:value-type="float" office:value="110032" calcext:value-type="float">
            <text:p>110032</text:p>
          </table:table-cell>
          <table:table-cell office:value-type="float" office:value="250009" calcext:value-type="float">
            <text:p>250009</text:p>
          </table:table-cell>
        </table:table-row>
        <table:table-row table:style-name="ro1">
          <table:table-cell office:value-type="string" calcext:value-type="string">
            <text:p>HEVTSP_2_50_2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104309.06 9381721.44 4827227.94 7176392.86 9359685.98</text:p>
          </table:table-cell>
          <table:table-cell office:value-type="float" office:value="4827227.9" calcext:value-type="float">
            <text:p>4827227,9</text:p>
          </table:table-cell>
          <table:table-cell office:value-type="float" office:value="7369867.5" calcext:value-type="float">
            <text:p>7369867,5</text:p>
          </table:table-cell>
          <table:table-cell office:value-type="float" office:value="172186" calcext:value-type="float">
            <text:p>172186</text:p>
          </table:table-cell>
          <table:table-cell office:value-type="float" office:value="250005" calcext:value-type="float">
            <text:p>250005</text:p>
          </table:table-cell>
        </table:table-row>
        <table:table-row table:style-name="ro1">
          <table:table-cell office:value-type="string" calcext:value-type="string">
            <text:p>HEVTSP_2_50_3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40625.43 1042862.75 1043623.73 1037540.51 1031943.06</text:p>
          </table:table-cell>
          <table:table-cell office:value-type="float" office:value="1031943.1" calcext:value-type="float">
            <text:p>1031943,1</text:p>
          </table:table-cell>
          <table:table-cell office:value-type="float" office:value="1039319.1" calcext:value-type="float">
            <text:p>1039319,1</text:p>
          </table:table-cell>
          <table:table-cell office:value-type="float" office:value="84477" calcext:value-type="float">
            <text:p>84477</text:p>
          </table:table-cell>
          <table:table-cell office:value-type="float" office:value="250001" calcext:value-type="float">
            <text:p>250001</text:p>
          </table:table-cell>
        </table:table-row>
        <table:table-row table:style-name="ro1">
          <table:table-cell office:value-type="string" calcext:value-type="string">
            <text:p>HEVTSP_2_50_3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61026.34 1527857.05 1581052.22 1465386.75 1661756.82</text:p>
          </table:table-cell>
          <table:table-cell office:value-type="float" office:value="1461026.3" calcext:value-type="float">
            <text:p>1461026,3</text:p>
          </table:table-cell>
          <table:table-cell office:value-type="float" office:value="1539415.8" calcext:value-type="float">
            <text:p>1539415,8</text:p>
          </table:table-cell>
          <table:table-cell office:value-type="float" office:value="141.65" calcext:value-type="float">
            <text:p>141,65</text:p>
          </table:table-cell>
          <table:table-cell office:value-type="float" office:value="250002" calcext:value-type="float">
            <text:p>250002</text:p>
          </table:table-cell>
        </table:table-row>
        <table:table-row table:style-name="ro1">
          <table:table-cell office:value-type="string" calcext:value-type="string">
            <text:p>HEVTSP_2_50_3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598386.08 5242506.17 4694808.06 6802279.03 8309262.20</text:p>
          </table:table-cell>
          <table:table-cell office:value-type="float" office:value="4694808.1" calcext:value-type="float">
            <text:p>4694808,1</text:p>
          </table:table-cell>
          <table:table-cell office:value-type="float" office:value="6929448.3" calcext:value-type="float">
            <text:p>6929448,3</text:p>
          </table:table-cell>
          <table:table-cell office:value-type="float" office:value="67543" calcext:value-type="float">
            <text:p>67543</text:p>
          </table:table-cell>
          <table:table-cell office:value-type="float" office:value="250003" calcext:value-type="float">
            <text:p>250003</text:p>
          </table:table-cell>
        </table:table-row>
        <table:table-row table:style-name="ro1">
          <table:table-cell office:value-type="string" calcext:value-type="string">
            <text:p>HEVTSP_2_50_3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35483.01 1036152.35 1048508.87 1045136.65 1055432.41</text:p>
          </table:table-cell>
          <table:table-cell office:value-type="float" office:value="1035483" calcext:value-type="float">
            <text:p>1035483</text:p>
          </table:table-cell>
          <table:table-cell office:value-type="float" office:value="1044142.7" calcext:value-type="float">
            <text:p>1044142,7</text:p>
          </table:table-cell>
          <table:table-cell office:value-type="float" office:value="135499" calcext:value-type="float">
            <text:p>135499</text:p>
          </table:table-cell>
          <table:table-cell office:value-type="float" office:value="250001" calcext:value-type="float">
            <text:p>250001</text:p>
          </table:table-cell>
        </table:table-row>
        <table:table-row table:style-name="ro1">
          <table:table-cell office:value-type="string" calcext:value-type="string">
            <text:p>HEVTSP_2_50_3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48424.43 1874928.29 1636639.96 1783645.61 1638915.90</text:p>
          </table:table-cell>
          <table:table-cell office:value-type="float" office:value="1636640" calcext:value-type="float">
            <text:p>1636640</text:p>
          </table:table-cell>
          <table:table-cell office:value-type="float" office:value="1716510.8" calcext:value-type="float">
            <text:p>1716510,8</text:p>
          </table:table-cell>
          <table:table-cell office:value-type="float" office:value="146203" calcext:value-type="float">
            <text:p>146203</text:p>
          </table:table-cell>
          <table:table-cell office:value-type="float" office:value="250002" calcext:value-type="float">
            <text:p>250002</text:p>
          </table:table-cell>
        </table:table-row>
        <table:table-row table:style-name="ro1">
          <table:table-cell office:value-type="string" calcext:value-type="string">
            <text:p>HEVTSP_2_50_3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138271.63 6810737.35 5410884.56 6449888.06 7331231.72</text:p>
          </table:table-cell>
          <table:table-cell office:value-type="float" office:value="5410884.6" calcext:value-type="float">
            <text:p>5410884,6</text:p>
          </table:table-cell>
          <table:table-cell office:value-type="float" office:value="6428202.7" calcext:value-type="float">
            <text:p>6428202,7</text:p>
          </table:table-cell>
          <table:table-cell office:value-type="float" office:value="128205" calcext:value-type="float">
            <text:p>128205</text:p>
          </table:table-cell>
          <table:table-cell office:value-type="float" office:value="250008" calcext:value-type="float">
            <text:p>250008</text:p>
          </table:table-cell>
        </table:table-row>
        <table:table-row table:style-name="ro1">
          <table:table-cell office:value-type="string" calcext:value-type="string">
            <text:p>HEVTSP_3_50_1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144.41 17795.54 17771.50 17802.18 18055.77</text:p>
          </table:table-cell>
          <table:table-cell office:value-type="float" office:value="17144.4" calcext:value-type="float">
            <text:p>17144,4</text:p>
          </table:table-cell>
          <table:table-cell office:value-type="float" office:value="17713.9" calcext:value-type="float">
            <text:p>17713,9</text:p>
          </table:table-cell>
          <table:table-cell office:value-type="float" office:value="79301" calcext:value-type="float">
            <text:p>79301</text:p>
          </table:table-cell>
          <table:table-cell office:value-type="float" office:value="250001" calcext:value-type="float">
            <text:p>250001</text:p>
          </table:table-cell>
        </table:table-row>
        <table:table-row table:style-name="ro1">
          <table:table-cell office:value-type="string" calcext:value-type="string">
            <text:p>HEVTSP_3_50_1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9460.71 18767.86 20493.43 1020990.03 1024564.29</text:p>
          </table:table-cell>
          <table:table-cell office:value-type="float" office:value="18767.9" calcext:value-type="float">
            <text:p>18767,9</text:p>
          </table:table-cell>
          <table:table-cell office:value-type="float" office:value="420855.3" calcext:value-type="float">
            <text:p>420855,3</text:p>
          </table:table-cell>
          <table:table-cell office:value-type="float" office:value="97986" calcext:value-type="float">
            <text:p>97986</text:p>
          </table:table-cell>
          <table:table-cell office:value-type="float" office:value="250001" calcext:value-type="float">
            <text:p>250001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<text:s/>Instance <text:s text:c="4"/>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ecoder</text:p>
          </table:table-cell>
          <table:table-cell office:value-type="string" calcext:value-type="string">
            <text:p>Num Run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Final objValue</text:p>
          </table:table-cell>
          <table:table-cell office:value-type="string" calcext:value-type="string">
            <text:p>Average objValue</text:p>
          </table:table-cell>
          <table:table-cell office:value-type="string" calcext:value-type="string">
            <text:p>Time Best</text:p>
          </table:table-cell>
          <table:table-cell office:value-type="string" calcext:value-type="string">
            <text:p>Time Total</text:p>
          </table:table-cell>
        </table:table-row>
        <table:table-row table:style-name="ro1">
          <table:table-cell office:value-type="string" calcext:value-type="string">
            <text:p>HEVTSP_1_50_1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152.10 3184.72 3192.53 3151.59 3186.50</text:p>
          </table:table-cell>
          <table:table-cell office:value-type="float" office:value="3151.6" calcext:value-type="float">
            <text:p>3151,6</text:p>
          </table:table-cell>
          <table:table-cell office:value-type="float" office:value="3173.5" calcext:value-type="float">
            <text:p>3173,5</text:p>
          </table:table-cell>
          <table:table-cell office:value-type="float" office:value="165055" calcext:value-type="float">
            <text:p>165055</text:p>
          </table:table-cell>
          <table:table-cell office:value-type="float" office:value="500006" calcext:value-type="float">
            <text:p>500006</text:p>
          </table:table-cell>
        </table:table-row>
        <table:table-row table:style-name="ro1">
          <table:table-cell office:value-type="string" calcext:value-type="string">
            <text:p>HEVTSP_1_50_1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251.96 3508.24 3590.69 3327.98 3568.71</text:p>
          </table:table-cell>
          <table:table-cell office:value-type="float" office:value="3252" calcext:value-type="float">
            <text:p>3252</text:p>
          </table:table-cell>
          <table:table-cell office:value-type="float" office:value="3449.5" calcext:value-type="float">
            <text:p>3449,5</text:p>
          </table:table-cell>
          <table:table-cell office:value-type="float" office:value="240812" calcext:value-type="float">
            <text:p>240812</text:p>
          </table:table-cell>
          <table:table-cell office:value-type="float" office:value="500003" calcext:value-type="float">
            <text:p>500003</text:p>
          </table:table-cell>
        </table:table-row>
        <table:table-row table:style-name="ro1">
          <table:table-cell office:value-type="string" calcext:value-type="string">
            <text:p>HEVTSP_1_50_1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378.14 3131.28 1016728.04 1007614.13 1007526.12</text:p>
          </table:table-cell>
          <table:table-cell office:value-type="float" office:value="3131.3" calcext:value-type="float">
            <text:p>3131,3</text:p>
          </table:table-cell>
          <table:table-cell office:value-type="float" office:value="607675.5" calcext:value-type="float">
            <text:p>607675,5</text:p>
          </table:table-cell>
          <table:table-cell office:value-type="float" office:value="164113" calcext:value-type="float">
            <text:p>164113</text:p>
          </table:table-cell>
          <table:table-cell office:value-type="float" office:value="500007" calcext:value-type="float">
            <text:p>500007</text:p>
          </table:table-cell>
        </table:table-row>
        <table:table-row table:style-name="ro1">
          <table:table-cell office:value-type="string" calcext:value-type="string">
            <text:p>HEVTSP_1_50_1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149.23 3257.49 3166.32 3275.21 3166.88</text:p>
          </table:table-cell>
          <table:table-cell office:value-type="float" office:value="3149.2" calcext:value-type="float">
            <text:p>3149,2</text:p>
          </table:table-cell>
          <table:table-cell office:value-type="float" office:value="3203" calcext:value-type="float">
            <text:p>3203</text:p>
          </table:table-cell>
          <table:table-cell office:value-type="float" office:value="174174" calcext:value-type="float">
            <text:p>174174</text:p>
          </table:table-cell>
          <table:table-cell office:value-type="float" office:value="500.01" calcext:value-type="float">
            <text:p>500,01</text:p>
          </table:table-cell>
        </table:table-row>
        <table:table-row table:style-name="ro1">
          <table:table-cell office:value-type="string" calcext:value-type="string">
            <text:p>HEVTSP_1_50_1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069.56 1022832.66 1653777.68 1167469.52 1537770.35</text:p>
          </table:table-cell>
          <table:table-cell office:value-type="float" office:value="4069.6" calcext:value-type="float">
            <text:p>4069,6</text:p>
          </table:table-cell>
          <table:table-cell office:value-type="float" office:value="1077184" calcext:value-type="float">
            <text:p>1077184</text:p>
          </table:table-cell>
          <table:table-cell office:value-type="float" office:value="210205" calcext:value-type="float">
            <text:p>210205</text:p>
          </table:table-cell>
          <table:table-cell office:value-type="float" office:value="500004" calcext:value-type="float">
            <text:p>500004</text:p>
          </table:table-cell>
        </table:table-row>
        <table:table-row table:style-name="ro1">
          <table:table-cell office:value-type="string" calcext:value-type="string">
            <text:p>HEVTSP_1_50_1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45870.76 1549975.72 1019762.38 1622358.27 1456274.57</text:p>
          </table:table-cell>
          <table:table-cell office:value-type="float" office:value="1019762.4" calcext:value-type="float">
            <text:p>1019762,4</text:p>
          </table:table-cell>
          <table:table-cell office:value-type="float" office:value="1438848.3" calcext:value-type="float">
            <text:p>1438848,3</text:p>
          </table:table-cell>
          <table:table-cell office:value-type="float" office:value="382102" calcext:value-type="float">
            <text:p>382102</text:p>
          </table:table-cell>
          <table:table-cell office:value-type="float" office:value="500006" calcext:value-type="float">
            <text:p>500006</text:p>
          </table:table-cell>
        </table:table-row>
        <table:table-row table:style-name="ro1">
          <table:table-cell office:value-type="string" calcext:value-type="string">
            <text:p>HEVTSP_1_50_2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67.46 2946.38 2892.12 2888.16 2931.99</text:p>
          </table:table-cell>
          <table:table-cell office:value-type="float" office:value="2888.2" calcext:value-type="float">
            <text:p>2888,2</text:p>
          </table:table-cell>
          <table:table-cell office:value-type="float" office:value="2925.2" calcext:value-type="float">
            <text:p>2925,2</text:p>
          </table:table-cell>
          <table:table-cell office:value-type="float" office:value="164468" calcext:value-type="float">
            <text:p>164468</text:p>
          </table:table-cell>
          <table:table-cell office:value-type="float" office:value="500004" calcext:value-type="float">
            <text:p>500004</text:p>
          </table:table-cell>
        </table:table-row>
        <table:table-row table:style-name="ro1">
          <table:table-cell office:value-type="string" calcext:value-type="string">
            <text:p>HEVTSP_1_50_2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94.45 2979.75 2895.69 3081.99 3044.20</text:p>
          </table:table-cell>
          <table:table-cell office:value-type="float" office:value="2895.7" calcext:value-type="float">
            <text:p>2895,7</text:p>
          </table:table-cell>
          <table:table-cell office:value-type="float" office:value="2999.2" calcext:value-type="float">
            <text:p>2999,2</text:p>
          </table:table-cell>
          <table:table-cell office:value-type="float" office:value="221508" calcext:value-type="float">
            <text:p>221508</text:p>
          </table:table-cell>
          <table:table-cell office:value-type="float" office:value="500005" calcext:value-type="float">
            <text:p>500005</text:p>
          </table:table-cell>
        </table:table-row>
        <table:table-row table:style-name="ro1">
          <table:table-cell office:value-type="string" calcext:value-type="string">
            <text:p>HEVTSP_1_50_2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4544.54 1004585.05 3096.06 1008562.82 1004085.22</text:p>
          </table:table-cell>
          <table:table-cell office:value-type="float" office:value="3096.1" calcext:value-type="float">
            <text:p>3096,1</text:p>
          </table:table-cell>
          <table:table-cell office:value-type="float" office:value="804974.7" calcext:value-type="float">
            <text:p>804974,7</text:p>
          </table:table-cell>
          <table:table-cell office:value-type="float" office:value="231481" calcext:value-type="float">
            <text:p>231481</text:p>
          </table:table-cell>
          <table:table-cell office:value-type="float" office:value="500004" calcext:value-type="float">
            <text:p>500004</text:p>
          </table:table-cell>
        </table:table-row>
        <table:table-row table:style-name="ro1">
          <table:table-cell office:value-type="string" calcext:value-type="string">
            <text:p>HEVTSP_1_50_2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03.30 2909.07 2889.23 2882.32 2947.13</text:p>
          </table:table-cell>
          <table:table-cell office:value-type="float" office:value="2882.3" calcext:value-type="float">
            <text:p>2882,3</text:p>
          </table:table-cell>
          <table:table-cell office:value-type="float" office:value="2906.2" calcext:value-type="float">
            <text:p>2906,2</text:p>
          </table:table-cell>
          <table:table-cell office:value-type="float" office:value="165334" calcext:value-type="float">
            <text:p>165334</text:p>
          </table:table-cell>
          <table:table-cell office:value-type="float" office:value="500005" calcext:value-type="float">
            <text:p>500005</text:p>
          </table:table-cell>
        </table:table-row>
        <table:table-row table:style-name="ro1">
          <table:table-cell office:value-type="string" calcext:value-type="string">
            <text:p>HEVTSP_1_50_2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42.10 3020.16 3009.12 3021.48 3031.61</text:p>
          </table:table-cell>
          <table:table-cell office:value-type="float" office:value="2942.1" calcext:value-type="float">
            <text:p>2942,1</text:p>
          </table:table-cell>
          <table:table-cell office:value-type="float" office:value="3004.9" calcext:value-type="float">
            <text:p>3004,9</text:p>
          </table:table-cell>
          <table:table-cell office:value-type="float" office:value="246526" calcext:value-type="float">
            <text:p>246526</text:p>
          </table:table-cell>
          <table:table-cell office:value-type="float" office:value="500011" calcext:value-type="float">
            <text:p>500011</text:p>
          </table:table-cell>
        </table:table-row>
        <table:table-row table:style-name="ro1">
          <table:table-cell office:value-type="string" calcext:value-type="string">
            <text:p>HEVTSP_1_50_2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7909.81 1006087.41 3324.08 1004345.12 1004130.79</text:p>
          </table:table-cell>
          <table:table-cell office:value-type="float" office:value="3324.1" calcext:value-type="float">
            <text:p>3324,1</text:p>
          </table:table-cell>
          <table:table-cell office:value-type="float" office:value="805159.4" calcext:value-type="float">
            <text:p>805159,4</text:p>
          </table:table-cell>
          <table:table-cell office:value-type="float" office:value="199214" calcext:value-type="float">
            <text:p>199214</text:p>
          </table:table-cell>
          <table:table-cell office:value-type="float" office:value="500003" calcext:value-type="float">
            <text:p>500003</text:p>
          </table:table-cell>
        </table:table-row>
        <table:table-row table:style-name="ro1">
          <table:table-cell office:value-type="string" calcext:value-type="string">
            <text:p>HEVTSP_1_50_3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75.54 2823.94 2844.11 2826.95 2842.22</text:p>
          </table:table-cell>
          <table:table-cell office:value-type="float" office:value="2823.9" calcext:value-type="float">
            <text:p>2823,9</text:p>
          </table:table-cell>
          <table:table-cell office:value-type="float" office:value="2842.6" calcext:value-type="float">
            <text:p>2842,6</text:p>
          </table:table-cell>
          <table:table-cell office:value-type="float" office:value="214536" calcext:value-type="float">
            <text:p>214536</text:p>
          </table:table-cell>
          <table:table-cell office:value-type="float" office:value="500006" calcext:value-type="float">
            <text:p>500006</text:p>
          </table:table-cell>
        </table:table-row>
        <table:table-row table:style-name="ro1">
          <table:table-cell office:value-type="string" calcext:value-type="string">
            <text:p>HEVTSP_1_50_3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56.99 2839.09 2993.75 2947.99 2812.32</text:p>
          </table:table-cell>
          <table:table-cell office:value-type="float" office:value="2812.3" calcext:value-type="float">
            <text:p>2812,3</text:p>
          </table:table-cell>
          <table:table-cell office:value-type="float" office:value="2910" calcext:value-type="float">
            <text:p>2910</text:p>
          </table:table-cell>
          <table:table-cell office:value-type="float" office:value="147562" calcext:value-type="float">
            <text:p>147562</text:p>
          </table:table-cell>
          <table:table-cell office:value-type="float" office:value="500007" calcext:value-type="float">
            <text:p>500007</text:p>
          </table:table-cell>
        </table:table-row>
        <table:table-row table:style-name="ro1">
          <table:table-cell office:value-type="string" calcext:value-type="string">
            <text:p>HEVTSP_1_50_3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4028.75 1006369.15 1006270.92 1003703.87 1004043.48</text:p>
          </table:table-cell>
          <table:table-cell office:value-type="float" office:value="1003703.9" calcext:value-type="float">
            <text:p>1003703,9</text:p>
          </table:table-cell>
          <table:table-cell office:value-type="float" office:value="1004883.2" calcext:value-type="float">
            <text:p>1004883,2</text:p>
          </table:table-cell>
          <table:table-cell office:value-type="float" office:value="275425" calcext:value-type="float">
            <text:p>275425</text:p>
          </table:table-cell>
          <table:table-cell office:value-type="float" office:value="500004" calcext:value-type="float">
            <text:p>500004</text:p>
          </table:table-cell>
        </table:table-row>
        <table:table-row table:style-name="ro1">
          <table:table-cell office:value-type="string" calcext:value-type="string">
            <text:p>HEVTSP_1_50_3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87.36 2854.41 2887.84 2866.61 2827.39</text:p>
          </table:table-cell>
          <table:table-cell office:value-type="float" office:value="2827.4" calcext:value-type="float">
            <text:p>2827,4</text:p>
          </table:table-cell>
          <table:table-cell office:value-type="float" office:value="2864.7" calcext:value-type="float">
            <text:p>2864,7</text:p>
          </table:table-cell>
          <table:table-cell office:value-type="float" office:value="265569" calcext:value-type="float">
            <text:p>265569</text:p>
          </table:table-cell>
          <table:table-cell office:value-type="float" office:value="500003" calcext:value-type="float">
            <text:p>500003</text:p>
          </table:table-cell>
        </table:table-row>
        <table:table-row table:style-name="ro1">
          <table:table-cell office:value-type="string" calcext:value-type="string">
            <text:p>HEVTSP_1_50_3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48.82 2924.56 2989.06 2977.85 2859.69</text:p>
          </table:table-cell>
          <table:table-cell office:value-type="float" office:value="2859.7" calcext:value-type="float">
            <text:p>2859,7</text:p>
          </table:table-cell>
          <table:table-cell office:value-type="float" office:value="2940" calcext:value-type="float">
            <text:p>2940</text:p>
          </table:table-cell>
          <table:table-cell office:value-type="float" office:value="119132" calcext:value-type="float">
            <text:p>119132</text:p>
          </table:table-cell>
          <table:table-cell office:value-type="float" office:value="500003" calcext:value-type="float">
            <text:p>500003</text:p>
          </table:table-cell>
        </table:table-row>
        <table:table-row table:style-name="ro1">
          <table:table-cell office:value-type="string" calcext:value-type="string">
            <text:p>HEVTSP_1_50_3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3806.66 1003368.03 1006583.60 3240.12 1003641.45</text:p>
          </table:table-cell>
          <table:table-cell office:value-type="float" office:value="3240.1" calcext:value-type="float">
            <text:p>3240,1</text:p>
          </table:table-cell>
          <table:table-cell office:value-type="float" office:value="804128" calcext:value-type="float">
            <text:p>804128</text:p>
          </table:table-cell>
          <table:table-cell office:value-type="float" office:value="235965" calcext:value-type="float">
            <text:p>235965</text:p>
          </table:table-cell>
          <table:table-cell office:value-type="float" office:value="500006" calcext:value-type="float">
            <text:p>500006</text:p>
          </table:table-cell>
        </table:table-row>
        <table:table-row table:style-name="ro1">
          <table:table-cell office:value-type="string" calcext:value-type="string">
            <text:p>HEVTSP_2_50_1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41324.97 1058451.71 1050126.63 1052077.58 1069338.54</text:p>
          </table:table-cell>
          <table:table-cell office:value-type="float" office:value="1041325" calcext:value-type="float">
            <text:p>1041325</text:p>
          </table:table-cell>
          <table:table-cell office:value-type="float" office:value="1054263.9" calcext:value-type="float">
            <text:p>1054263,9</text:p>
          </table:table-cell>
          <table:table-cell office:value-type="float" office:value="333.48" calcext:value-type="float">
            <text:p>333,48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1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8766.59 1669455.83 1399483.38 1505759.76 1647199.97</text:p>
          </table:table-cell>
          <table:table-cell office:value-type="float" office:value="1399483.4" calcext:value-type="float">
            <text:p>1399483,4</text:p>
          </table:table-cell>
          <table:table-cell office:value-type="float" office:value="1566133.1" calcext:value-type="float">
            <text:p>1566133,1</text:p>
          </table:table-cell>
          <table:table-cell office:value-type="float" office:value="206762" calcext:value-type="float">
            <text:p>206762</text:p>
          </table:table-cell>
          <table:table-cell office:value-type="float" office:value="500003" calcext:value-type="float">
            <text:p>500003</text:p>
          </table:table-cell>
        </table:table-row>
        <table:table-row table:style-name="ro1">
          <table:table-cell office:value-type="string" calcext:value-type="string">
            <text:p>HEVTSP_2_50_1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924188.23 5967260.91 5404591.87 4769552.55 5449506.36</text:p>
          </table:table-cell>
          <table:table-cell office:value-type="float" office:value="4769552.5" calcext:value-type="float">
            <text:p>4769552,5</text:p>
          </table:table-cell>
          <table:table-cell office:value-type="float" office:value="5503020" calcext:value-type="float">
            <text:p>5503020</text:p>
          </table:table-cell>
          <table:table-cell office:value-type="float" office:value="346867" calcext:value-type="float">
            <text:p>346867</text:p>
          </table:table-cell>
          <table:table-cell office:value-type="float" office:value="500006" calcext:value-type="float">
            <text:p>500006</text:p>
          </table:table-cell>
        </table:table-row>
        <table:table-row table:style-name="ro1">
          <table:table-cell office:value-type="string" calcext:value-type="string">
            <text:p>HEVTSP_2_50_1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92250.66 1083886.19 1084166.23 1070062.99 1098854.82</text:p>
          </table:table-cell>
          <table:table-cell office:value-type="float" office:value="1070063" calcext:value-type="float">
            <text:p>1070063</text:p>
          </table:table-cell>
          <table:table-cell office:value-type="float" office:value="1085844.2" calcext:value-type="float">
            <text:p>1085844,2</text:p>
          </table:table-cell>
          <table:table-cell office:value-type="float" office:value="361753" calcext:value-type="float">
            <text:p>361753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1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82689.20 1578682.35 1679785.95 1559403.07 1557319.95</text:p>
          </table:table-cell>
          <table:table-cell office:value-type="float" office:value="1557320" calcext:value-type="float">
            <text:p>1557320</text:p>
          </table:table-cell>
          <table:table-cell office:value-type="float" office:value="1631576.1" calcext:value-type="float">
            <text:p>1631576,1</text:p>
          </table:table-cell>
          <table:table-cell office:value-type="float" office:value="260384" calcext:value-type="float">
            <text:p>260384</text:p>
          </table:table-cell>
          <table:table-cell office:value-type="float" office:value="500002" calcext:value-type="float">
            <text:p>500002</text:p>
          </table:table-cell>
        </table:table-row>
        <table:table-row table:style-name="ro1">
          <table:table-cell office:value-type="string" calcext:value-type="string">
            <text:p>HEVTSP_2_50_1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721157.18 5881422.89 6034444.64 5081788.56 5701860.18</text:p>
          </table:table-cell>
          <table:table-cell office:value-type="float" office:value="5081788.6" calcext:value-type="float">
            <text:p>5081788,6</text:p>
          </table:table-cell>
          <table:table-cell office:value-type="float" office:value="5684134.7" calcext:value-type="float">
            <text:p>5684134,7</text:p>
          </table:table-cell>
          <table:table-cell office:value-type="float" office:value="275679" calcext:value-type="float">
            <text:p>275679</text:p>
          </table:table-cell>
          <table:table-cell office:value-type="float" office:value="500007" calcext:value-type="float">
            <text:p>500007</text:p>
          </table:table-cell>
        </table:table-row>
        <table:table-row table:style-name="ro1">
          <table:table-cell office:value-type="string" calcext:value-type="string">
            <text:p>HEVTSP_2_50_2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17547.93 1021190.17 1020364.00 11677.81 1021132.20</text:p>
          </table:table-cell>
          <table:table-cell office:value-type="float" office:value="11677.8" calcext:value-type="float">
            <text:p>11677,8</text:p>
          </table:table-cell>
          <table:table-cell office:value-type="float" office:value="818382.4" calcext:value-type="float">
            <text:p>818382,4</text:p>
          </table:table-cell>
          <table:table-cell office:value-type="float" office:value="294734" calcext:value-type="float">
            <text:p>294734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2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316788.53 1251015.79 1215220.05 1287906.27 1313220.84</text:p>
          </table:table-cell>
          <table:table-cell office:value-type="float" office:value="1215220" calcext:value-type="float">
            <text:p>1215220</text:p>
          </table:table-cell>
          <table:table-cell office:value-type="float" office:value="1276830.3" calcext:value-type="float">
            <text:p>1276830,3</text:p>
          </table:table-cell>
          <table:table-cell office:value-type="float" office:value="206516" calcext:value-type="float">
            <text:p>206516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2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679232.10 4708201.57 4748678.59 4208563.66 4236995.07</text:p>
          </table:table-cell>
          <table:table-cell office:value-type="float" office:value="4208563.7" calcext:value-type="float">
            <text:p>4208563,7</text:p>
          </table:table-cell>
          <table:table-cell office:value-type="float" office:value="4516334.2" calcext:value-type="float">
            <text:p>4516334,2</text:p>
          </table:table-cell>
          <table:table-cell office:value-type="float" office:value="294771" calcext:value-type="float">
            <text:p>294771</text:p>
          </table:table-cell>
          <table:table-cell office:value-type="float" office:value="500004" calcext:value-type="float">
            <text:p>500004</text:p>
          </table:table-cell>
        </table:table-row>
        <table:table-row table:style-name="ro1">
          <table:table-cell office:value-type="string" calcext:value-type="string">
            <text:p>HEVTSP_2_50_2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30306.62 1027119.08 1017273.37 1023177.45 1025508.80</text:p>
          </table:table-cell>
          <table:table-cell office:value-type="float" office:value="1017273.4" calcext:value-type="float">
            <text:p>1017273,4</text:p>
          </table:table-cell>
          <table:table-cell office:value-type="float" office:value="1024677.1" calcext:value-type="float">
            <text:p>1024677,1</text:p>
          </table:table-cell>
          <table:table-cell office:value-type="float" office:value="310805" calcext:value-type="float">
            <text:p>310805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2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7889.22 1440686.06 1251064.17 1402053.06 1454265.84</text:p>
          </table:table-cell>
          <table:table-cell office:value-type="float" office:value="1251064.2" calcext:value-type="float">
            <text:p>1251064,2</text:p>
          </table:table-cell>
          <table:table-cell office:value-type="float" office:value="1365191.7" calcext:value-type="float">
            <text:p>1365191,7</text:p>
          </table:table-cell>
          <table:table-cell office:value-type="float" office:value="155016" calcext:value-type="float">
            <text:p>155016</text:p>
          </table:table-cell>
          <table:table-cell office:value-type="float" office:value="500003" calcext:value-type="float">
            <text:p>500003</text:p>
          </table:table-cell>
        </table:table-row>
        <table:table-row table:style-name="ro1">
          <table:table-cell office:value-type="string" calcext:value-type="string">
            <text:p>HEVTSP_2_50_2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803374.44 6621808.59 4469762.71 5596956.69 9294020.00</text:p>
          </table:table-cell>
          <table:table-cell office:value-type="float" office:value="4469762.7" calcext:value-type="float">
            <text:p>4469762,7</text:p>
          </table:table-cell>
          <table:table-cell office:value-type="float" office:value="6157184.5" calcext:value-type="float">
            <text:p>6157184,5</text:p>
          </table:table-cell>
          <table:table-cell office:value-type="float" office:value="249394" calcext:value-type="float">
            <text:p>249394</text:p>
          </table:table-cell>
          <table:table-cell office:value-type="float" office:value="500005" calcext:value-type="float">
            <text:p>500005</text:p>
          </table:table-cell>
        </table:table-row>
        <table:table-row table:style-name="ro1">
          <table:table-cell office:value-type="string" calcext:value-type="string">
            <text:p>HEVTSP_2_50_3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38879.37 1035177.05 1036756.15 1043650.78 1035945.89</text:p>
          </table:table-cell>
          <table:table-cell office:value-type="float" office:value="1035177" calcext:value-type="float">
            <text:p>1035177</text:p>
          </table:table-cell>
          <table:table-cell office:value-type="float" office:value="1038081.8" calcext:value-type="float">
            <text:p>1038081,8</text:p>
          </table:table-cell>
          <table:table-cell office:value-type="float" office:value="182569" calcext:value-type="float">
            <text:p>182569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3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0266.24 1535173.55 1498364.41 1555120.89 1553580.27</text:p>
          </table:table-cell>
          <table:table-cell office:value-type="float" office:value="1498364.4" calcext:value-type="float">
            <text:p>1498364,4</text:p>
          </table:table-cell>
          <table:table-cell office:value-type="float" office:value="1534501.1" calcext:value-type="float">
            <text:p>1534501,1</text:p>
          </table:table-cell>
          <table:table-cell office:value-type="float" office:value="282173" calcext:value-type="float">
            <text:p>282173</text:p>
          </table:table-cell>
          <table:table-cell office:value-type="float" office:value="500002" calcext:value-type="float">
            <text:p>500002</text:p>
          </table:table-cell>
        </table:table-row>
        <table:table-row table:style-name="ro1">
          <table:table-cell office:value-type="string" calcext:value-type="string">
            <text:p>HEVTSP_2_50_3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880230.29 5562023.07 5346499.57 5679462.77 7162029.27</text:p>
          </table:table-cell>
          <table:table-cell office:value-type="float" office:value="5346499.6" calcext:value-type="float">
            <text:p>5346499,6</text:p>
          </table:table-cell>
          <table:table-cell office:value-type="float" office:value="5926049" calcext:value-type="float">
            <text:p>5926049</text:p>
          </table:table-cell>
          <table:table-cell office:value-type="float" office:value="264302" calcext:value-type="float">
            <text:p>264302</text:p>
          </table:table-cell>
          <table:table-cell office:value-type="float" office:value="500009" calcext:value-type="float">
            <text:p>500009</text:p>
          </table:table-cell>
        </table:table-row>
        <table:table-row table:style-name="ro1">
          <table:table-cell office:value-type="string" calcext:value-type="string">
            <text:p>HEVTSP_2_50_3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45977.72 1044751.17 1042682.93 1056107.25 1047299.59</text:p>
          </table:table-cell>
          <table:table-cell office:value-type="float" office:value="1042682.9" calcext:value-type="float">
            <text:p>1042682,9</text:p>
          </table:table-cell>
          <table:table-cell office:value-type="float" office:value="1047363.7" calcext:value-type="float">
            <text:p>1047363,7</text:p>
          </table:table-cell>
          <table:table-cell office:value-type="float" office:value="232193" calcext:value-type="float">
            <text:p>232193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3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8323.63 1623620.45 1761800.11 1576064.93 1466125.10</text:p>
          </table:table-cell>
          <table:table-cell office:value-type="float" office:value="1466125.1" calcext:value-type="float">
            <text:p>1466125,1</text:p>
          </table:table-cell>
          <table:table-cell office:value-type="float" office:value="1607186.8" calcext:value-type="float">
            <text:p>1607186,8</text:p>
          </table:table-cell>
          <table:table-cell office:value-type="float" office:value="297642" calcext:value-type="float">
            <text:p>297642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3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707523.56 5859794.75 5483386.29 6042757.81 5557487.58</text:p>
          </table:table-cell>
          <table:table-cell office:value-type="float" office:value="5483386.3" calcext:value-type="float">
            <text:p>5483386,3</text:p>
          </table:table-cell>
          <table:table-cell office:value-type="float" office:value="5730190" calcext:value-type="float">
            <text:p>5730190</text:p>
          </table:table-cell>
          <table:table-cell office:value-type="float" office:value="232272" calcext:value-type="float">
            <text:p>232272</text:p>
          </table:table-cell>
          <table:table-cell office:value-type="float" office:value="500003" calcext:value-type="float">
            <text:p>500003</text:p>
          </table:table-cell>
        </table:table-row>
        <table:table-row table:style-name="ro1">
          <table:table-cell office:value-type="string" calcext:value-type="string">
            <text:p>HEVTSP_3_50_1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654.57 17269.86 17725.93 17271.54 17711.96</text:p>
          </table:table-cell>
          <table:table-cell office:value-type="float" office:value="17269.9" calcext:value-type="float">
            <text:p>17269,9</text:p>
          </table:table-cell>
          <table:table-cell office:value-type="float" office:value="17526.8" calcext:value-type="float">
            <text:p>17526,8</text:p>
          </table:table-cell>
          <table:table-cell office:value-type="float" office:value="212353" calcext:value-type="float">
            <text:p>212353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1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786.49 20175.80 19644.21 19694.27 20415.41</text:p>
          </table:table-cell>
          <table:table-cell office:value-type="float" office:value="18786.5" calcext:value-type="float">
            <text:p>18786,5</text:p>
          </table:table-cell>
          <table:table-cell office:value-type="float" office:value="19743.2" calcext:value-type="float">
            <text:p>19743,2</text:p>
          </table:table-cell>
          <table:table-cell office:value-type="float" office:value="180293" calcext:value-type="float">
            <text:p>180293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1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602157.36 2209362.11 2556660.23 2323577.44 2418864.70</text:p>
          </table:table-cell>
          <table:table-cell office:value-type="float" office:value="2209362.1" calcext:value-type="float">
            <text:p>2209362,1</text:p>
          </table:table-cell>
          <table:table-cell office:value-type="float" office:value="2422124.4" calcext:value-type="float">
            <text:p>2422124,4</text:p>
          </table:table-cell>
          <table:table-cell office:value-type="float" office:value="271194" calcext:value-type="float">
            <text:p>271194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1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513.19 17536.31 17574.76 17547.11 17700.33</text:p>
          </table:table-cell>
          <table:table-cell office:value-type="float" office:value="17513.2" calcext:value-type="float">
            <text:p>17513,2</text:p>
          </table:table-cell>
          <table:table-cell office:value-type="float" office:value="17574.3" calcext:value-type="float">
            <text:p>17574,3</text:p>
          </table:table-cell>
          <table:table-cell office:value-type="float" office:value="183161" calcext:value-type="float">
            <text:p>183161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1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22708.81 1040287.14 18806.83 1031837.81 1039553.09</text:p>
          </table:table-cell>
          <table:table-cell office:value-type="float" office:value="18806.8" calcext:value-type="float">
            <text:p>18806,8</text:p>
          </table:table-cell>
          <table:table-cell office:value-type="float" office:value="830638.7" calcext:value-type="float">
            <text:p>830638,7</text:p>
          </table:table-cell>
          <table:table-cell office:value-type="float" office:value="238476" calcext:value-type="float">
            <text:p>238476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1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197114.48 2874301.64 2472875.56 2543154.88 2571431.35</text:p>
          </table:table-cell>
          <table:table-cell office:value-type="float" office:value="2197114.5" calcext:value-type="float">
            <text:p>2197114,5</text:p>
          </table:table-cell>
          <table:table-cell office:value-type="float" office:value="2531775.6" calcext:value-type="float">
            <text:p>2531775,6</text:p>
          </table:table-cell>
          <table:table-cell office:value-type="float" office:value="336199" calcext:value-type="float">
            <text:p>336199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2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766.26 17203.80 17053.26 16972.62 17110.01</text:p>
          </table:table-cell>
          <table:table-cell office:value-type="float" office:value="16766.3" calcext:value-type="float">
            <text:p>16766,3</text:p>
          </table:table-cell>
          <table:table-cell office:value-type="float" office:value="17021.2" calcext:value-type="float">
            <text:p>17021,2</text:p>
          </table:table-cell>
          <table:table-cell office:value-type="float" office:value="312724" calcext:value-type="float">
            <text:p>312724</text:p>
          </table:table-cell>
          <table:table-cell office:value-type="float" office:value="500002" calcext:value-type="float">
            <text:p>500002</text:p>
          </table:table-cell>
        </table:table-row>
        <table:table-row table:style-name="ro1">
          <table:table-cell office:value-type="string" calcext:value-type="string">
            <text:p>HEVTSP_3_50_2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25095.60 1040731.67 1033330.94 1039167.27 1047576.13</text:p>
          </table:table-cell>
          <table:table-cell office:value-type="float" office:value="1025095.6" calcext:value-type="float">
            <text:p>1025095,6</text:p>
          </table:table-cell>
          <table:table-cell office:value-type="float" office:value="1037180.3" calcext:value-type="float">
            <text:p>1037180,3</text:p>
          </table:table-cell>
          <table:table-cell office:value-type="float" office:value="322196" calcext:value-type="float">
            <text:p>322196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2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07042.62 2594799.99 2780678.19 2670637.26 2601246.15</text:p>
          </table:table-cell>
          <table:table-cell office:value-type="float" office:value="2594800" calcext:value-type="float">
            <text:p>2594800</text:p>
          </table:table-cell>
          <table:table-cell office:value-type="float" office:value="2710880.8" calcext:value-type="float">
            <text:p>2710880,8</text:p>
          </table:table-cell>
          <table:table-cell office:value-type="float" office:value="302072" calcext:value-type="float">
            <text:p>302072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2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122.08 16974.23 17520.44 17287.05 17316.01</text:p>
          </table:table-cell>
          <table:table-cell office:value-type="float" office:value="16974.2" calcext:value-type="float">
            <text:p>16974,2</text:p>
          </table:table-cell>
          <table:table-cell office:value-type="float" office:value="17244" calcext:value-type="float">
            <text:p>17244</text:p>
          </table:table-cell>
          <table:table-cell office:value-type="float" office:value="262919" calcext:value-type="float">
            <text:p>262919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2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52340.74 1047907.32 1045408.65 1045894.65 1048583.46</text:p>
          </table:table-cell>
          <table:table-cell office:value-type="float" office:value="1045408.6" calcext:value-type="float">
            <text:p>1045408,6</text:p>
          </table:table-cell>
          <table:table-cell office:value-type="float" office:value="1048027" calcext:value-type="float">
            <text:p>1048027</text:p>
          </table:table-cell>
          <table:table-cell office:value-type="float" office:value="153474" calcext:value-type="float">
            <text:p>153474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2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400482.67 2660816.21 2852157.11 2754451.30 2773947.50</text:p>
          </table:table-cell>
          <table:table-cell office:value-type="float" office:value="2400482.7" calcext:value-type="float">
            <text:p>2400482,7</text:p>
          </table:table-cell>
          <table:table-cell office:value-type="float" office:value="2688371" calcext:value-type="float">
            <text:p>2688371</text:p>
          </table:table-cell>
          <table:table-cell office:value-type="float" office:value="295009" calcext:value-type="float">
            <text:p>295009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3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449.49 17512.57 16892.18 16810.19 17201.83</text:p>
          </table:table-cell>
          <table:table-cell office:value-type="float" office:value="16810.2" calcext:value-type="float">
            <text:p>16810,2</text:p>
          </table:table-cell>
          <table:table-cell office:value-type="float" office:value="17173.3" calcext:value-type="float">
            <text:p>17173,3</text:p>
          </table:table-cell>
          <table:table-cell office:value-type="float" office:value="342032" calcext:value-type="float">
            <text:p>342032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3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40954.02 1026174.60 1047034.52 1042115.67 1029185.85</text:p>
          </table:table-cell>
          <table:table-cell office:value-type="float" office:value="1026174.6" calcext:value-type="float">
            <text:p>1026174,6</text:p>
          </table:table-cell>
          <table:table-cell office:value-type="float" office:value="1037092.9" calcext:value-type="float">
            <text:p>1037092,9</text:p>
          </table:table-cell>
          <table:table-cell office:value-type="float" office:value="296531" calcext:value-type="float">
            <text:p>296531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3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656762.44 2582196.77 2236371.61 2259380.56 2423650.30</text:p>
          </table:table-cell>
          <table:table-cell office:value-type="float" office:value="2236371.6" calcext:value-type="float">
            <text:p>2236371,6</text:p>
          </table:table-cell>
          <table:table-cell office:value-type="float" office:value="2431672.3" calcext:value-type="float">
            <text:p>2431672,3</text:p>
          </table:table-cell>
          <table:table-cell office:value-type="float" office:value="243445" calcext:value-type="float">
            <text:p>243445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3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401.62 17413.28 17197.40 17340.43 17574.66</text:p>
          </table:table-cell>
          <table:table-cell office:value-type="float" office:value="17197.4" calcext:value-type="float">
            <text:p>17197,4</text:p>
          </table:table-cell>
          <table:table-cell office:value-type="float" office:value="17385.5" calcext:value-type="float">
            <text:p>17385,5</text:p>
          </table:table-cell>
          <table:table-cell office:value-type="float" office:value="311316" calcext:value-type="float">
            <text:p>311316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3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56031.55 1038883.49 1058129.05 1041947.69 1062398.76</text:p>
          </table:table-cell>
          <table:table-cell office:value-type="float" office:value="1038883.5" calcext:value-type="float">
            <text:p>1038883,5</text:p>
          </table:table-cell>
          <table:table-cell office:value-type="float" office:value="1051478.1" calcext:value-type="float">
            <text:p>1051478,1</text:p>
          </table:table-cell>
          <table:table-cell office:value-type="float" office:value="233531" calcext:value-type="float">
            <text:p>233531</text:p>
          </table:table-cell>
          <table:table-cell office:value-type="float" office:value="500002" calcext:value-type="float">
            <text:p>500002</text:p>
          </table:table-cell>
        </table:table-row>
        <table:table-row table:style-name="ro1">
          <table:table-cell office:value-type="string" calcext:value-type="string">
            <text:p>HEVTSP_3_50_3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379426.85 2758616.13 2716545.58 2842445.23 2738158.99</text:p>
          </table:table-cell>
          <table:table-cell office:value-type="float" office:value="2379426.9" calcext:value-type="float">
            <text:p>2379426,9</text:p>
          </table:table-cell>
          <table:table-cell office:value-type="float" office:value="2687038.6" calcext:value-type="float">
            <text:p>2687038,6</text:p>
          </table:table-cell>
          <table:table-cell office:value-type="float" office:value="295297" calcext:value-type="float">
            <text:p>295297</text:p>
          </table:table-cell>
          <table:table-cell office:value-type="float" office:value="500001" calcext:value-type="float">
            <text:p>500001</text:p>
          </table:table-cell>
        </table:table-row>
      </table:table>
      <table:table table:name="Planilha2" table:style-name="ta1">
        <table:table-column table:style-name="co10" table:number-columns-repeated="3" table:default-cell-style-name="Default"/>
        <table:table-row table:style-name="ro1">
          <table:table-cell office:value-type="float" office:value="3151.6" calcext:value-type="float">
            <text:p>3151,6</text:p>
          </table:table-cell>
          <table:table-cell office:value-type="float" office:value="3173.5" calcext:value-type="float">
            <text:p>3173,5</text:p>
          </table:table-cell>
          <table:table-cell office:value-type="float" office:value="165.055" calcext:value-type="float">
            <text:p>165,055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3449.5" calcext:value-type="float">
            <text:p>3449,5</text:p>
          </table:table-cell>
          <table:table-cell office:value-type="float" office:value="240.812" calcext:value-type="float">
            <text:p>240,812</text:p>
          </table:table-cell>
        </table:table-row>
        <table:table-row table:style-name="ro1">
          <table:table-cell office:value-type="float" office:value="3131.3" calcext:value-type="float">
            <text:p>3131,3</text:p>
          </table:table-cell>
          <table:table-cell office:value-type="float" office:value="607675.5" calcext:value-type="float">
            <text:p>607675,5</text:p>
          </table:table-cell>
          <table:table-cell office:value-type="float" office:value="164.113" calcext:value-type="float">
            <text:p>164,113</text:p>
          </table:table-cell>
        </table:table-row>
        <table:table-row table:style-name="ro1">
          <table:table-cell office:value-type="float" office:value="3149.2" calcext:value-type="float">
            <text:p>3149,2</text:p>
          </table:table-cell>
          <table:table-cell office:value-type="float" office:value="3203" calcext:value-type="float">
            <text:p>3203</text:p>
          </table:table-cell>
          <table:table-cell office:value-type="float" office:value="174.174" calcext:value-type="float">
            <text:p>174,174</text:p>
          </table:table-cell>
        </table:table-row>
        <table:table-row table:style-name="ro1">
          <table:table-cell office:value-type="float" office:value="4069.6" calcext:value-type="float">
            <text:p>4069,6</text:p>
          </table:table-cell>
          <table:table-cell office:value-type="float" office:value="1077184" calcext:value-type="float">
            <text:p>1077184</text:p>
          </table:table-cell>
          <table:table-cell office:value-type="float" office:value="210.205" calcext:value-type="float">
            <text:p>210,205</text:p>
          </table:table-cell>
        </table:table-row>
        <table:table-row table:style-name="ro1">
          <table:table-cell office:value-type="float" office:value="2888.2" calcext:value-type="float">
            <text:p>2888,2</text:p>
          </table:table-cell>
          <table:table-cell office:value-type="float" office:value="2925.2" calcext:value-type="float">
            <text:p>2925,2</text:p>
          </table:table-cell>
          <table:table-cell office:value-type="float" office:value="164.468" calcext:value-type="float">
            <text:p>164,468</text:p>
          </table:table-cell>
        </table:table-row>
        <table:table-row table:style-name="ro1">
          <table:table-cell office:value-type="float" office:value="2895.7" calcext:value-type="float">
            <text:p>2895,7</text:p>
          </table:table-cell>
          <table:table-cell office:value-type="float" office:value="2999.2" calcext:value-type="float">
            <text:p>2999,2</text:p>
          </table:table-cell>
          <table:table-cell office:value-type="float" office:value="221.508" calcext:value-type="float">
            <text:p>221,508</text:p>
          </table:table-cell>
        </table:table-row>
        <table:table-row table:style-name="ro1">
          <table:table-cell office:value-type="float" office:value="3096.1" calcext:value-type="float">
            <text:p>3096,1</text:p>
          </table:table-cell>
          <table:table-cell office:value-type="float" office:value="804974.7" calcext:value-type="float">
            <text:p>804974,7</text:p>
          </table:table-cell>
          <table:table-cell office:value-type="float" office:value="231.481" calcext:value-type="float">
            <text:p>231,481</text:p>
          </table:table-cell>
        </table:table-row>
        <table:table-row table:style-name="ro1">
          <table:table-cell office:value-type="float" office:value="2882.3" calcext:value-type="float">
            <text:p>2882,3</text:p>
          </table:table-cell>
          <table:table-cell office:value-type="float" office:value="2906.2" calcext:value-type="float">
            <text:p>2906,2</text:p>
          </table:table-cell>
          <table:table-cell office:value-type="float" office:value="165.334" calcext:value-type="float">
            <text:p>165,334</text:p>
          </table:table-cell>
        </table:table-row>
        <table:table-row table:style-name="ro1">
          <table:table-cell office:value-type="float" office:value="2942.1" calcext:value-type="float">
            <text:p>2942,1</text:p>
          </table:table-cell>
          <table:table-cell office:value-type="float" office:value="3004.9" calcext:value-type="float">
            <text:p>3004,9</text:p>
          </table:table-cell>
          <table:table-cell office:value-type="float" office:value="246.526" calcext:value-type="float">
            <text:p>246,526</text:p>
          </table:table-cell>
        </table:table-row>
        <table:table-row table:style-name="ro1">
          <table:table-cell office:value-type="float" office:value="3324.1" calcext:value-type="float">
            <text:p>3324,1</text:p>
          </table:table-cell>
          <table:table-cell office:value-type="float" office:value="805159.4" calcext:value-type="float">
            <text:p>805159,4</text:p>
          </table:table-cell>
          <table:table-cell office:value-type="float" office:value="199.214" calcext:value-type="float">
            <text:p>199,214</text:p>
          </table:table-cell>
        </table:table-row>
        <table:table-row table:style-name="ro1">
          <table:table-cell office:value-type="float" office:value="2823.9" calcext:value-type="float">
            <text:p>2823,9</text:p>
          </table:table-cell>
          <table:table-cell office:value-type="float" office:value="2842.6" calcext:value-type="float">
            <text:p>2842,6</text:p>
          </table:table-cell>
          <table:table-cell office:value-type="float" office:value="214.536" calcext:value-type="float">
            <text:p>214,536</text:p>
          </table:table-cell>
        </table:table-row>
        <table:table-row table:style-name="ro1">
          <table:table-cell office:value-type="float" office:value="2812.3" calcext:value-type="float">
            <text:p>2812,3</text:p>
          </table:table-cell>
          <table:table-cell office:value-type="float" office:value="2910" calcext:value-type="float">
            <text:p>2910</text:p>
          </table:table-cell>
          <table:table-cell office:value-type="float" office:value="147.562" calcext:value-type="float">
            <text:p>147,562</text:p>
          </table:table-cell>
        </table:table-row>
        <table:table-row table:style-name="ro1">
          <table:table-cell office:value-type="float" office:value="2827.4" calcext:value-type="float">
            <text:p>2827,4</text:p>
          </table:table-cell>
          <table:table-cell office:value-type="float" office:value="2864.7" calcext:value-type="float">
            <text:p>2864,7</text:p>
          </table:table-cell>
          <table:table-cell office:value-type="float" office:value="265.569" calcext:value-type="float">
            <text:p>265,569</text:p>
          </table:table-cell>
        </table:table-row>
        <table:table-row table:style-name="ro1">
          <table:table-cell office:value-type="float" office:value="2859.7" calcext:value-type="float">
            <text:p>2859,7</text:p>
          </table:table-cell>
          <table:table-cell office:value-type="float" office:value="2940" calcext:value-type="float">
            <text:p>2940</text:p>
          </table:table-cell>
          <table:table-cell office:value-type="float" office:value="119.132" calcext:value-type="float">
            <text:p>119,132</text:p>
          </table:table-cell>
        </table:table-row>
        <table:table-row table:style-name="ro1">
          <table:table-cell office:value-type="float" office:value="3240.1" calcext:value-type="float">
            <text:p>3240,1</text:p>
          </table:table-cell>
          <table:table-cell office:value-type="float" office:value="804128" calcext:value-type="float">
            <text:p>804128</text:p>
          </table:table-cell>
          <table:table-cell office:value-type="float" office:value="235.965" calcext:value-type="float">
            <text:p>235,965</text:p>
          </table:table-cell>
        </table:table-row>
        <table:table-row table:style-name="ro1">
          <table:table-cell office:value-type="float" office:value="11677.8" calcext:value-type="float">
            <text:p>11677,8</text:p>
          </table:table-cell>
          <table:table-cell office:value-type="float" office:value="818382.4" calcext:value-type="float">
            <text:p>818382,4</text:p>
          </table:table-cell>
          <table:table-cell office:value-type="float" office:value="294.734" calcext:value-type="float">
            <text:p>294,734</text:p>
          </table:table-cell>
        </table:table-row>
        <table:table-row table:style-name="ro1">
          <table:table-cell office:value-type="float" office:value="17269.9" calcext:value-type="float">
            <text:p>17269,9</text:p>
          </table:table-cell>
          <table:table-cell office:value-type="float" office:value="17526.8" calcext:value-type="float">
            <text:p>17526,8</text:p>
          </table:table-cell>
          <table:table-cell office:value-type="float" office:value="212.353" calcext:value-type="float">
            <text:p>212,353</text:p>
          </table:table-cell>
        </table:table-row>
        <table:table-row table:style-name="ro1">
          <table:table-cell office:value-type="float" office:value="18786.5" calcext:value-type="float">
            <text:p>18786,5</text:p>
          </table:table-cell>
          <table:table-cell office:value-type="float" office:value="19743.2" calcext:value-type="float">
            <text:p>19743,2</text:p>
          </table:table-cell>
          <table:table-cell office:value-type="float" office:value="180.293" calcext:value-type="float">
            <text:p>180,293</text:p>
          </table:table-cell>
        </table:table-row>
        <table:table-row table:style-name="ro1">
          <table:table-cell office:value-type="float" office:value="17513.2" calcext:value-type="float">
            <text:p>17513,2</text:p>
          </table:table-cell>
          <table:table-cell office:value-type="float" office:value="17574.3" calcext:value-type="float">
            <text:p>17574,3</text:p>
          </table:table-cell>
          <table:table-cell office:value-type="float" office:value="183.161" calcext:value-type="float">
            <text:p>183,161</text:p>
          </table:table-cell>
        </table:table-row>
        <table:table-row table:style-name="ro1">
          <table:table-cell office:value-type="float" office:value="18806.8" calcext:value-type="float">
            <text:p>18806,8</text:p>
          </table:table-cell>
          <table:table-cell office:value-type="float" office:value="830638.7" calcext:value-type="float">
            <text:p>830638,7</text:p>
          </table:table-cell>
          <table:table-cell office:value-type="float" office:value="238.476" calcext:value-type="float">
            <text:p>238,476</text:p>
          </table:table-cell>
        </table:table-row>
        <table:table-row table:style-name="ro1">
          <table:table-cell office:value-type="float" office:value="16766.3" calcext:value-type="float">
            <text:p>16766,3</text:p>
          </table:table-cell>
          <table:table-cell office:value-type="float" office:value="17021.2" calcext:value-type="float">
            <text:p>17021,2</text:p>
          </table:table-cell>
          <table:table-cell office:value-type="float" office:value="312.724" calcext:value-type="float">
            <text:p>312,724</text:p>
          </table:table-cell>
        </table:table-row>
        <table:table-row table:style-name="ro1">
          <table:table-cell office:value-type="float" office:value="2594800" calcext:value-type="float">
            <text:p>2594800</text:p>
          </table:table-cell>
          <table:table-cell office:value-type="float" office:value="2710880.8" calcext:value-type="float">
            <text:p>2710880,8</text:p>
          </table:table-cell>
          <table:table-cell office:value-type="float" office:value="302.072" calcext:value-type="float">
            <text:p>302,072</text:p>
          </table:table-cell>
        </table:table-row>
        <table:table-row table:style-name="ro1">
          <table:table-cell office:value-type="float" office:value="16974.2" calcext:value-type="float">
            <text:p>16974,2</text:p>
          </table:table-cell>
          <table:table-cell office:value-type="float" office:value="17244" calcext:value-type="float">
            <text:p>17244</text:p>
          </table:table-cell>
          <table:table-cell office:value-type="float" office:value="262.919" calcext:value-type="float">
            <text:p>262,919</text:p>
          </table:table-cell>
        </table:table-row>
        <table:table-row table:style-name="ro1">
          <table:table-cell office:value-type="float" office:value="16810.2" calcext:value-type="float">
            <text:p>16810,2</text:p>
          </table:table-cell>
          <table:table-cell office:value-type="float" office:value="17173.3" calcext:value-type="float">
            <text:p>17173,3</text:p>
          </table:table-cell>
          <table:table-cell office:value-type="float" office:value="342.032" calcext:value-type="float">
            <text:p>342,032</text:p>
          </table:table-cell>
        </table:table-row>
        <table:table-row table:style-name="ro1">
          <table:table-cell office:value-type="float" office:value="17197.4" calcext:value-type="float">
            <text:p>17197,4</text:p>
          </table:table-cell>
          <table:table-cell office:value-type="float" office:value="17385.5" calcext:value-type="float">
            <text:p>17385,5</text:p>
          </table:table-cell>
          <table:table-cell office:value-type="float" office:value="311.316" calcext:value-type="float">
            <text:p>311,3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AVERAGE([.C1:.C26])" office:value-type="float" office:value="223.297461538462" calcext:value-type="float">
            <text:p>223,297461538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6T18:30:14.940000000</dc:date>
    <meta:editing-duration>PT5M2S</meta:editing-duration>
    <meta:editing-cycles>2</meta:editing-cycles>
    <meta:generator>LibreOffice/7.5.1.2$Windows_X86_64 LibreOffice_project/fcbaee479e84c6cd81291587d2ee68cba099e129</meta:generator>
    <meta:document-statistic meta:table-count="2" meta:cell-count="925" meta:object-count="0"/>
  </office:meta>
</office:document-meta>
</file>